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b4a" officeooo:paragraph-rsid="0005db4a"/>
    </style:style>
    <style:style style:name="P2" style:family="paragraph" style:parent-style-name="Standard">
      <style:text-properties officeooo:rsid="00063d31" officeooo:paragraph-rsid="00063d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User: cloud.master@neosofttech.com</text:p>
      <text:p text:style-name="Standard">Pass:2y#-C7W@#MGV9gK5</text:p>
      <text:p text:style-name="Standard"/>
      <text:p text:style-name="Standard"/>
      <text:p text:style-name="Standard">Udemy Neosoft Credentials</text:p>
      <text:p text:style-name="Standard">user: mailto:cloud.master@neosofttech.com</text:p>
      <text:p text:style-name="Standard">pass: nIU@E7@!#i9kqQa</text:p>
      <text:p text:style-name="Standard"/>
      <text:p text:style-name="Standard"/>
      <text:p text:style-name="P1">azure access token:</text:p>
      <text:p text:style-name="P1"/>
      <text:p text:style-name="P2">R-token</text:p>
      <text:p text:style-name="P1"/>
      <text:p text:style-name="P1">gte5y7hc6a2gz2hcsldvgv7vnmq55rjwpmu4myoajy32wnluqty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1:48:58.148535442</meta:creation-date>
    <dc:date>2022-03-04T12:16:13.291913163</dc:date>
    <meta:editing-duration>P1DT22H18M2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5" meta:character-count="220" meta:non-whitespace-character-count="213"/>
  </office:meta>
</office:document-meta>
</file>